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70c5" officeooo:paragraph-rsid="001770c5"/>
    </style:style>
    <style:style style:name="P2" style:family="paragraph">
      <style:paragraph-properties style:writing-mode="page"/>
    </style:style>
    <style:style style:name="P3" style:family="paragraph" style:parent-style-name="Standard">
      <style:paragraph-properties style:writing-mode="page"/>
    </style:style>
    <style:style style:name="P4" style:family="paragraph" style:parent-style-name="Standard">
      <style:paragraph-properties style:writing-mode="page"/>
      <style:text-properties officeooo:rsid="00151a59" officeooo:paragraph-rsid="00151a59"/>
    </style:style>
    <style:style style:name="P5" style:family="paragraph" style:parent-style-name="Standard">
      <style:paragraph-properties style:writing-mode="page"/>
      <style:text-properties officeooo:rsid="00151a59" officeooo:paragraph-rsid="0016954e"/>
    </style:style>
    <style:style style:name="P6" style:family="paragraph" style:parent-style-name="Standard">
      <style:paragraph-properties style:writing-mode="page"/>
      <style:text-properties fo:font-weight="bold" officeooo:rsid="00151a59" officeooo:paragraph-rsid="00151a59" style:font-weight-asian="bold" style:font-weight-complex="bold"/>
    </style:style>
    <style:style style:name="P7" style:family="paragraph" style:parent-style-name="Preformatted_20_Text">
      <style:text-properties fo:font-weight="bold" style:font-weight-asian="bold" style:font-weight-complex="bold"/>
    </style:style>
    <style:style style:name="P8" style:family="paragraph" style:parent-style-name="Preformatted_20_Text">
      <style:text-properties officeooo:rsid="0016954e" officeooo:paragraph-rsid="0016954e"/>
    </style:style>
    <style:style style:name="T1" style:family="text">
      <style:text-properties officeooo:rsid="0012298c"/>
    </style:style>
    <style:style style:name="T2" style:family="text">
      <style:text-properties officeooo:rsid="00122cc0"/>
    </style:style>
    <style:style style:name="T3" style:family="text">
      <style:text-properties officeooo:rsid="00111159"/>
    </style:style>
    <style:style style:name="T4" style:family="text">
      <style:text-properties fo:background-color="#b2b2b2" loext:char-shading-value="0"/>
    </style:style>
    <style:style style:name="T5" style:family="text">
      <style:text-properties officeooo:rsid="00111159" fo:background-color="#b2b2b2" loext:char-shading-value="0"/>
    </style:style>
    <style:style style:name="T6" style:family="text">
      <style:text-properties officeooo:rsid="00146a82"/>
    </style:style>
    <style:style style:name="T7" style:family="text">
      <style:text-properties officeooo:rsid="00151a5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6954e"/>
    </style:style>
    <style:style style:name="T10" style:family="text">
      <style:text-properties officeooo:rsid="001770c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>Instalar laravel:</text:p>
      <text:p text:style-name="P8"/>
      <text:p text:style-name="P7">curl -s https://getcomposer.org/installer | php</text:p>
      <text:p text:style-name="P7">php composer.phar global require "laravel/installer"</text:p>
      <text:p text:style-name="P7">echo 'export PATH="$PATH:$HOME/.config/composer/vendor/bin"' &gt;&gt; ~/.bashrc</text:p>
      <text:p text:style-name="Preformatted_20_Text">Após, abra um novo terminal, agora os comandos dentro da pasta <text:span text:style-name="T8">~/.config/composer/vendor/bin serão reconhecidos</text:span></text:p>
      <text:p text:style-name="Standard"><text:span text:style-name="T8"/></text:p>
      <text:p text:style-name="Standard">Para criar o projeto:</text:p>
      <text:p text:style-name="Standard"><text:span text:style-name="T8"/></text:p>
      <text:p text:style-name="Standard"><text:span text:style-name="T8">laravel new Pes</text:span> <text:s/># criar somente a primeira vez. Já foi feito neste repositórios</text:p>
      <text:p text:style-name="Preformatted_20_Text">ou</text:p>
      <text:p text:style-name="P7">php composer.phar create-project laravel/laravel <text:span text:style-name="T7">Projeto</text:span> 5.4 --prefer-dist</text:p>
      <text:p text:style-name="Standard">Executar: ./artisan serve</text:p>
      <text:p text:style-name="P3"/>
      <text:p text:style-name="P4">Fazer o projeto funcionar: “<text:span text:style-name="T10">problema do autoload.php”</text:span></text:p>
      <text:p text:style-name="P5"><text:span text:style-name="T9">D</text:span>entro da pagina do projeto:</text:p>
      <text:p text:style-name="P6">./composer.phar install --no-script</text:p>
      <text:p text:style-name="P3"/>
      <text:p text:style-name="Standard">Referencia</text:p>
      <text:p text:style-name="Standard"/>
      <text:p text:style-name="Standard"><text:a xlink:type="simple" xlink:href="https://tableless.com.br/instalando-laravel-5-2/" text:style-name="Internet_20_link" text:visited-style-name="Visited_20_Internet_20_Link">https://tableless.com.br/instalando-laravel-5-2/</text:a></text:p>
      <text:p text:style-name="P1"><text:a xlink:type="simple" xlink:href="http://stackoverflow.com/questions/28468625/laravel-5-failed-opening-required-bootstrap-vendor-autoload-php" text:style-name="Internet_20_link" text:visited-style-name="Visited_20_Internet_20_Link">http://stackoverflow.com/questions/28468625/laravel-5-failed-opening-required-bootstrap-vendor-autoload-php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21:39:23.939613294</meta:creation-date>
    <dc:date>2017-05-04T20:45:14.780658194</dc:date>
    <meta:editing-duration>PT35M59S</meta:editing-duration>
    <meta:editing-cycles>10</meta:editing-cycles>
    <meta:generator>LibreOffice/5.2.6.2$Linux_X86_64 LibreOffice_project/20m0$Build-2</meta:generator>
    <meta:document-statistic meta:table-count="0" meta:image-count="0" meta:object-count="0" meta:page-count="1" meta:paragraph-count="16" meta:word-count="80" meta:character-count="783" meta:non-whitespace-character-count="720"/>
  </office:meta>
</office:document-meta>
</file>